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AEDFB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ext-properties fo:color="#747474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9375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704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3">
            <text:p>Testaussuunitelma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Mitä testataan:</text:p>
          </table:table-cell>
          <table:table-cell office:value-type="string" table:style-name="ce2">
            <text:p>Syötteet etc.</text:p>
          </table:table-cell>
          <table:table-cell office:value-type="string" table:style-name="ce2">
            <text:p>Testaaja:</text:p>
          </table:table-cell>
          <table:table-cell office:value-type="string" table:style-name="ce2">
            <text:p>Pvm.</text:p>
          </table:table-cell>
          <table:table-cell office:value-type="string" table:style-name="ce2">
            <text:p>Odotettu tulos:</text:p>
          </table:table-cell>
          <table:table-cell office:value-type="string" table:style-name="ce2">
            <text:p>Poikkeamat:</text:p>
          </table:table-cell>
          <table:table-cell office:value-type="string" table:style-name="ce2">
            <text:p>Tila: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4">
            <text:p>Esimerkki: suunnitelman täyttö</text:p>
          </table:table-cell>
          <table:table-cell office:value-type="string" table:style-name="ce4">
            <text:p>Testaustiedot, pvm. Testaaja etc.</text:p>
          </table:table-cell>
          <table:table-cell office:value-type="string" table:style-name="ce4">
            <text:p>Testaajan nimi</text:p>
          </table:table-cell>
          <table:table-cell office:value-type="string" table:style-name="ce4">
            <text:p>Testipäivämäärä</text:p>
          </table:table-cell>
          <table:table-cell office:value-type="string" table:style-name="ce4">
            <text:p>Tietojen lisääminen onnistuu</text:p>
          </table:table-cell>
          <table:table-cell office:value-type="string" table:style-name="ce4">
            <text:p>Jokin ei toimi?</text:p>
          </table:table-cell>
          <table:table-cell office:value-type="string" table:style-name="ce4">
            <text:p>Läpäisty/Ei läpäisty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5">
            <text:p>Etusivu - navigointipainikkeiden toiminta</text:p>
          </table:table-cell>
          <table:table-cell table:number-columns-repeated="3" table:style-name="ce5"/>
          <table:table-cell office:value-type="string" table:style-name="ce5">
            <text:p>Valittu sivu näkyy navigointipalkin alla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Etusivu - etusivu-info latautuu sivustolle mentäessä</text:p>
          </table:table-cell>
          <table:table-cell table:number-columns-repeated="3" table:style-name="ce5"/>
          <table:table-cell office:value-type="string" table:style-name="ce5">
            <text:p>Sivuston aukaistaessa lataa fp-infon navigoinnin alle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Info - sisältä asettuu keskiteysti ja scrollaa alspäin</text:p>
          </table:table-cell>
          <table:table-cell table:number-columns-repeated="3" table:style-name="ce5"/>
          <table:table-cell office:value-type="string" table:style-name="ce5">
            <text:p>Scrollaus toimii tarvittavan määrän, kuvat ja teksti asettuu siististi toisiisna nähden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Gallery - kuvien suurennus toimii</text:p>
          </table:table-cell>
          <table:table-cell table:number-columns-repeated="3" table:style-name="ce5"/>
          <table:table-cell office:value-type="string" table:style-name="ce5">
            <text:p>klikatessa esikatselukuvaan, halutu kuva suurenee ja on suljettavissa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Times and prices - Huomioteksti näkyy vain aukioloaikojen aikana</text:p>
          </table:table-cell>
          <table:table-cell table:number-columns-repeated="3" table:style-name="ce5"/>
          <table:table-cell office:value-type="string" table:style-name="ce5">
            <text:p>Teksti näkyy anettuna aikana ja ei näy mitään en ulkopuolella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Viestin lähettäminen</text:p>
          </table:table-cell>
          <table:table-cell table:number-columns-repeated="3" table:style-name="ce5"/>
          <table:table-cell office:value-type="string" table:style-name="ce5">
            <text:p>Vistin voi lähettää ja se näkyy alakentässä</text:p>
          </table:table-cell>
          <table:table-cell table:number-columns-repeated="16379" table:style-name="ce5"/>
        </table:table-row>
        <table:table-row table:number-rows-repeated="10" table:style-name="ro2">
          <table:table-cell table:number-columns-repeated="16384" table:style-name="ce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Tian Pihlajamäki</meta:initial-creator>
    <dc:creator>Tian Pihlajamäki</dc:creator>
    <meta:creation-date>2026-04-14T14:48:36Z</meta:creation-date>
    <dc:date>2026-04-14T15:15:20Z</dc:date>
  </office:meta>
</office:document-meta>
</file>